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bsy-10">
      <style:text-properties fo:font-weight="bold"/>
    </style:style>
    <style:style style:family="text" style:name="cmbsy-7">
      <style:text-properties fo:font-size="7.0pt" fo:font-weight="bold"/>
    </style:style>
    <style:style style:family="text" style:name="cmbsy-5">
      <style:text-properties fo:font-size="5.0pt" fo:font-weight="bold"/>
    </style:style>
    <style:style style:family="text" style:name="cmr-7">
      <style:text-properties fo:font-size="7.0pt"/>
    </style:style>
    <style:style style:family="text" style:name="cmr-5">
      <style:text-properties fo:font-size="5.0pt"/>
    </style:style>
    <style:style style:family="text" style:name="cmmi-10">
      <style:text-properties fo:font-style="italic"/>
    </style:style>
    <style:style style:family="text" style:name="cmmi-7">
      <style:text-properties fo:font-size="7.0pt" fo:font-style="italic"/>
    </style:style>
    <style:style style:family="text" style:name="cmmi-5">
      <style:text-properties fo:font-size="5.0pt" fo:font-style="italic"/>
    </style:style>
    <style:style style:family="text" style:name="cmsy-7">
      <style:text-properties fo:font-size="7.0pt"/>
    </style:style>
    <style:style style:family="text" style:name="cmsy-5">
      <style:text-properties fo:font-size="5.0pt"/>
    </style:style>
    <style:style style:family="text" style:name="ec-lmbx-10">
      <style:text-properties fo:font-weight="bold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845.04684pt" fo:page-width="597.50787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!--   l. 12 
  -->
      <text:p text:style-name="Text-body">Some text to make some text appear before the table.
</text:p>
      <!--   l. 15 
  -->
      <text:p text:style-name="Text-body"/>
      <!--   l. 23 
  -->
      <text:p text:style-name="First-line-indent">   lightgray
</text:p>
      <table:table table:style-name="tabular">
        <!--   table:table-column-group ???="TBL-1-1g" 
  -->
        <table:table-column table:style-name="TBL-1-1"/>
        <!--   /table:table-column-group 
  -->
        <!--   table:table-column-group ???="TBL-1-2g" 
  -->
        <table:table-column table:style-name="TBL-1-2"/>
        <!--   /table:table-column-group 
  -->
        <!--   table:table-column-group ???="TBL-1-3g" 
  -->
        <table:table-column table:style-name="TBL-1-3"/>
        <!--   /table:table-column-group 
  -->
        <!--   table:table-column-group ???="TBL-1-4g" 
  -->
        <table:table-column table:style-name="TBL-1-4"/>
        <!--   /table:table-column-group 
  -->
        <table:table-row table:style-name="hline-row"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</table:table-row>
        <table:table-row table:style-name="TBL-1-1-">
          <table:table-cell table:style-name="TBL-1-1-1">
            <!--  start sty-LR11L  -->
            <!--   l. 23 
  -->
            <text:p text:style-name="sty-LR11L_Text-body_textbf"><text:span text:style-name="textbf"><text:span text:style-name="ec-lmbx-10">Field</text:span></text:span>          </text:p>
            <!--  end_sty-LR11L  -->
          </table:table-cell>
          <table:table-cell table:number-columns-spanned="3" table:style-name="TBL-1-1-2">
            <text:p text:style-name="sty-R11L">  <text:span text:style-name="ec-lmbx-10">File descriptor                                                                                 </text:span>
</text:p>
          </table:table-cell>
        </table:table-row>
        <table:table-row table:style-name="hline-row"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</table:table-row>
        <table:table-row table:style-name="TBL-1-2-">
          <table:table-cell table:style-name="TBL-1-2-1">
            <!--  start sty-LR11L  -->
            <!--   l. 25 
  -->
            <text:p text:style-name="sty-LR11L_Text-body_textbf"><text:span text:style-name="textbf"><text:span text:style-name="ec-lmbx-10">Line1</text:span></text:span>           </text:p>
            <!--  end_sty-LR11L  -->
          </table:table-cell>
          <table:table-cell table:style-name="TBL-1-2-2">
            <!--  start sty-R11L  -->
            <!--   l. 25 
  -->
            <text:p text:style-name="sty-R11L_Text-body_">data1                            </text:p>
            <!--  end_sty-R11L  -->
          </table:table-cell>
          <table:table-cell table:style-name="TBL-1-2-3">
            <!--  start sty-R11L  -->
            <!--   l. 25 
  -->
            <text:p text:style-name="sty-R11L_Text-body_textbf"><text:span text:style-name="textbf"><text:span text:style-name="ec-lmbx-10">Data2</text:span></text:span>      </text:p>
            <!--  end_sty-R11L  -->
          </table:table-cell>
          <table:table-cell table:style-name="TBL-1-2-4">
            <!--  start sty-R11L  -->
            <!--   l. 25 
  -->
            <text:p text:style-name="sty-R11L_Text-body_">data2                             </text:p>
            <!--  end_sty-R11L  -->
          </table:table-cell>
        </table:table-row>
        <table:table-row table:style-name="hline-row"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</table:table-row>
        <table:table-row table:style-name="TBL-1-3-">
          <table:table-cell table:style-name="TBL-1-3-1">
            <!--  start sty-LR11L  -->
            <!--   l. 27 
  -->
            <text:p text:style-name="sty-LR11L_Text-body_textbf"><text:span text:style-name="textbf"><text:span text:style-name="ec-lmbx-10">Line2</text:span></text:span>           </text:p>
            <!--  end_sty-LR11L  -->
          </table:table-cell>
          <table:table-cell table:style-name="TBL-1-3-2">
            <!--  start sty-R11L  -->
            <!--   l. 27 
  -->
            <text:p text:style-name="sty-R11L_Text-body_">data1                            </text:p>
            <!--  end_sty-R11L  -->
          </table:table-cell>
          <table:table-cell table:style-name="TBL-1-3-3">
            <!--  start sty-R11L  -->
            <!--   l. 27 
  -->
            <text:p text:style-name="sty-R11L_Text-body_textbf"><text:span text:style-name="textbf"><text:span text:style-name="ec-lmbx-10">Data2</text:span></text:span>      </text:p>
            <!--  end_sty-R11L  -->
          </table:table-cell>
          <table:table-cell table:style-name="TBL-1-3-4">
            <!--  start sty-R11L  -->
            <!--   l. 27 
  -->
            <text:p text:style-name="sty-R11L_Text-body_">data2                             </text:p>
            <!--  end_sty-R11L  -->
          </table:table-cell>
        </table:table-row>
        <table:table-row table:style-name="hline-row"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</table:table-row>
        <table:table-row table:style-name="TBL-1-4-">
          <table:table-cell table:style-name="TBL-1-4-1">
            <!--  start sty-LR11L  -->
            <!--   l. 29 
  -->
            <text:p text:style-name="sty-LR11L_Text-body_textbf"><text:span text:style-name="textbf"><text:span text:style-name="ec-lmbx-10">Line3</text:span></text:span>           </text:p>
            <!--  end_sty-LR11L  -->
          </table:table-cell>
          <table:table-cell table:style-name="TBL-1-4-2">
            <!--  start sty-R11L  -->
            <!--   l. 29 
  -->
            <text:p text:style-name="sty-R11L_Text-body_">data1                            </text:p>
            <!--  end_sty-R11L  -->
          </table:table-cell>
          <table:table-cell table:style-name="TBL-1-4-3">
            <!--  start sty-R11L  -->
            <!--   l. 29 
  -->
            <text:p text:style-name="sty-R11L_Text-body_textbf"><text:span text:style-name="textbf"><text:span text:style-name="ec-lmbx-10">Data2</text:span></text:span>      </text:p>
            <!--  end_sty-R11L  -->
          </table:table-cell>
          <table:table-cell table:style-name="TBL-1-4-4">
            <!--  start sty-R11L  -->
            <!--   l. 29 
  -->
            <text:p text:style-name="sty-R11L_Text-body_">data2                             </text:p>
            <!--  end_sty-R11L  -->
          </table:table-cell>
        </table:table-row>
        <table:table-row table:style-name="hline-row"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  <table:table-cell table:style-name="hline-cell">
            <text:p text:style-name="hline-p-hr"/>
          </table:table-cell>
        </table:table-row>
        <table:table-row table:style-name="TBL-1-5-">
          <table:table-cell table:style-name="TBL-1-5-1">
            <!--  start sty-LR11L  -->
            <!--   l. 31 
  -->
            <text:p text:style-name="sty-LR11L_Text-body_textbf"><text:span text:style-name="textbf"><text:span text:style-name="ec-lmbx-10">Line4</text:span></text:span>           </text:p>
            <!--  end_sty-LR11L  -->
          </table:table-cell>
          <table:table-cell table:style-name="TBL-1-5-2">
            <!--  start sty-R11L  -->
            <!--   l. 31 
  -->
            <text:p text:style-name="sty-R11L_Text-body_">data1                            </text:p>
            <!--  end_sty-R11L  -->
          </table:table-cell>
          <table:table-cell table:style-name="TBL-1-5-3">
            <!--  start sty-R11L  -->
            <!--   l. 31 
  -->
            <text:p text:style-name="sty-R11L_Text-body_textbf"><text:span text:style-name="textbf"><text:span text:style-name="ec-lmbx-10">Data2</text:span></text:span>      </text:p>
            <!--  end_sty-R11L  -->
          </table:table-cell>
          <table:table-cell table:style-name="TBL-1-5-4">
            <!--  start sty-R11L  -->
            <!--   l. 31 
  -->
            <text:p text:style-name="sty-R11L_Text-body_">data2                             </text:p>
            <!--  end_sty-R11L  -->
          </table:table-cell>
        </table:table-row>
      </table:table>
      <!--   l. 36 
  -->
      <text:p text:style-name="First-line-indent">   Some text after the table
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ty-LR11L" style:family="paragraph" style:parent-style-name="Standard">
      <style:paragraph-properties fo:padding-left="0.17cm" fo:padding-right="0.17cm" fo:wrap-option="no-wrap" fo:text-align="start" fo:border-left="0.01cm solid #000000" fo:border-right="0.01cm solid #000000" style:justify-single-word="false"/>
    </style:style>
    <style:style style:name="sty-R11L" style:family="paragraph" style:parent-style-name="Standard">
      <style:paragraph-properties fo:padding-left="0.17cm" fo:padding-right="0.17cm" fo:wrap-option="no-wrap" fo:text-align="start" fo:border-right="0.01cm solid #000000" style:justify-single-word="false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style:style style:name="description-inline" style:family="paragraph" style:parent-style-name="">
      <style:paragraph-properties fo:margin-left="0.35in" fo:margin-right="0in" fo:text-indent="-0.35in" style:auto-text-indent="false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normal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597.50787pt" fo:page-height="845.04684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longtable.tex, options: xhtml,tikz+,charset=utf-8,ooffice,html,refcaption 
(http://www.cse.ohio-state.edu/~gurari/TeX4ht/)  
</meta:initial-creator>
    <meta:generator>TeX4ht from longtable.tex, options: xhtml,tikz+,charset=utf-8,ooffice,html,refcaption 
(http://www.cse.ohio-state.edu/~gurari/TeX4ht/)  
</meta:generator>
  </office:meta>
</office:document-meta>
</file>